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561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59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2.5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4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Выборка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Вероятности </text:p>
          </table:table-cell>
          <table:table-cell table:style-name="ce4" office:value-type="string" calcext:value-type="string" table:number-columns-spanned="1" table:number-rows-spanned="2">
            <text:p>Теоретическая</text:p>
            <text:p>Вероятность </text:p>
          </table:table-cell>
          <table:table-cell table:style-name="ce1" office:value-type="string" calcext:value-type="string" table:number-columns-spanned="3" table:number-rows-spanned="1">
            <text:p>Объем выборки </text:p>
          </table:table-cell>
          <table:covered-table-cell table:number-columns-repeated="2" table:style-name="ce7"/>
          <table:table-cell table:number-columns-repeated="16379"/>
        </table:table-row>
        <table:table-row table:style-name="ro1">
          <table:covered-table-cell table:number-columns-repeated="2"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10<text:span text:style-name="T4">3</text:span></text:p>
          </table:table-cell>
          <table:table-cell office:value-type="string" calcext:value-type="string">
            <text:p>10<text:span text:style-name="T4">6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1">Появления нуля P</text:span><text:span text:style-name="T2">0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2" calcext:value-type="float">
            <text:p>0,52</text:p>
          </table:table-cell>
          <table:table-cell office:value-type="float" office:value="0.5007" calcext:value-type="float">
            <text:p>0,5007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Появления единицы P<text:span text:style-name="T3">1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48" calcext:value-type="float">
            <text:p>0,48</text:p>
          </table:table-cell>
          <table:table-cell office:value-type="float" office:value="0.5093" calcext:value-type="float">
            <text:p>0,5093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Единицы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1" table:default-cell-style-name="ce3"/>
        <table:table-row table:style-name="ro1">
          <table:table-cell office:value-type="string" calcext:value-type="string">
            <text:p>Биты</text:p>
          </table:table-cell>
          <table:table-cell office:value-type="string" calcext:value-type="string">
            <text:p>Вероятность</text:p>
          </table:table-cell>
          <table:table-cell office:value-type="string" calcext:value-type="string">
            <text:p>Кол-во ед.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00</text:p>
          </table:table-cell>
          <table:table-cell office:value-type="float" office:value="0.250317" calcext:value-type="float">
            <text:p>0,25031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01</text:p>
          </table:table-cell>
          <table:table-cell office:value-type="float" office:value="0.249753" calcext:value-type="float">
            <text:p>0,24975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10</text:p>
          </table:table-cell>
          <table:table-cell office:value-type="float" office:value="0.249753" calcext:value-type="float">
            <text:p>0,24975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11</text:p>
          </table:table-cell>
          <table:table-cell office:value-type="float" office:value="0.250176" calcext:value-type="float">
            <text:p>0,25017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</text:p>
          </table:table-cell>
          <table:table-cell office:value-type="float" office:value="0.125421" calcext:value-type="float">
            <text:p>0,12542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1</text:p>
          </table:table-cell>
          <table:table-cell office:value-type="float" office:value="0.124895" calcext:value-type="float">
            <text:p>0,12489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10</text:p>
          </table:table-cell>
          <table:table-cell office:value-type="float" office:value="0.124834" calcext:value-type="float">
            <text:p>0,12483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11</text:p>
          </table:table-cell>
          <table:table-cell office:value-type="float" office:value="0.124919" calcext:value-type="float">
            <text:p>0,124919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124896" calcext:value-type="float">
            <text:p>0,12489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01</text:p>
          </table:table-cell>
          <table:table-cell office:value-type="float" office:value="0.124857" calcext:value-type="float">
            <text:p>0,1248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110</text:p>
          </table:table-cell>
          <table:table-cell office:value-type="float" office:value="0.124919" calcext:value-type="float">
            <text:p>0,1249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111</text:p>
          </table:table-cell>
          <table:table-cell office:value-type="float" office:value="0.125257" calcext:value-type="float">
            <text:p>0,1252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6"/>
          <table:table-cell table:number-columns-repeated="16373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1" office:value-type="string" calcext:value-type="string">
            <text:p>0000</text:p>
          </table:table-cell>
          <table:table-cell office:value-type="float" office:value="0.062931" calcext:value-type="float">
            <text:p>0,06293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0001</text:p>
          </table:table-cell>
          <table:table-cell office:value-type="float" office:value="0.062489" calcext:value-type="float">
            <text:p>0,06248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0010</text:p>
          </table:table-cell>
          <table:table-cell office:value-type="float" office:value="0.062468" calcext:value-type="float">
            <text:p>0,06246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0011</text:p>
          </table:table-cell>
          <table:table-cell office:value-type="float" office:value="0.062427" calcext:value-type="float">
            <text:p>0,062427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0100</text:p>
          </table:table-cell>
          <table:table-cell office:value-type="float" office:value="0.062262" calcext:value-type="float">
            <text:p>0,06226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0101</text:p>
          </table:table-cell>
          <table:table-cell office:value-type="float" office:value="0.062572" calcext:value-type="float">
            <text:p>0,062572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0110</text:p>
          </table:table-cell>
          <table:table-cell office:value-type="float" office:value="0.062513" calcext:value-type="float">
            <text:p>0,06251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0111</text:p>
          </table:table-cell>
          <table:table-cell office:value-type="float" office:value="0.062406" calcext:value-type="float">
            <text:p>0,06240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1000</text:p>
          </table:table-cell>
          <table:table-cell office:value-type="float" office:value="0.06249" calcext:value-type="float">
            <text:p>0,0624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1001</text:p>
          </table:table-cell>
          <table:table-cell office:value-type="float" office:value="0.062406" calcext:value-type="float">
            <text:p>0,06240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1010</text:p>
          </table:table-cell>
          <table:table-cell office:value-type="float" office:value="0.062365" calcext:value-type="float">
            <text:p>0,062365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1011</text:p>
          </table:table-cell>
          <table:table-cell office:value-type="float" office:value="0.062492" calcext:value-type="float">
            <text:p>0,06249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1100</text:p>
          </table:table-cell>
          <table:table-cell office:value-type="float" office:value="0.062634" calcext:value-type="float">
            <text:p>0,06263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1101</text:p>
          </table:table-cell>
          <table:table-cell office:value-type="float" office:value="0.062285" calcext:value-type="float">
            <text:p>0,06228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1110</text:p>
          </table:table-cell>
          <table:table-cell office:value-type="float" office:value="0.062406" calcext:value-type="float">
            <text:p>0,06240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1111</text:p>
          </table:table-cell>
          <table:table-cell office:value-type="float" office:value="0.062851" calcext:value-type="float">
            <text:p>0,062851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0 ед</text:p>
          </table:table-cell>
          <table:table-cell office:value-type="string" calcext:value-type="string">
            <text:p>1 ед</text:p>
          </table:table-cell>
          <table:table-cell office:value-type="string" calcext:value-type="string">
            <text:p>2 ед</text:p>
          </table:table-cell>
          <table:table-cell office:value-type="string" calcext:value-type="string">
            <text:p>3 ед</text:p>
          </table:table-cell>
          <table:table-cell office:value-type="string" calcext:value-type="string">
            <text:p>4 ед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 бита</text:p>
          </table:table-cell>
          <table:table-cell office:value-type="float" office:value="0.250317" calcext:value-type="float">
            <text:p>0,250317</text:p>
          </table:table-cell>
          <table:table-cell office:value-type="float" office:value="0.499506" calcext:value-type="float">
            <text:p>0,499506</text:p>
          </table:table-cell>
          <table:table-cell office:value-type="float" office:value="0.250176" calcext:value-type="float">
            <text:p>0,250176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 бита</text:p>
          </table:table-cell>
          <table:table-cell office:value-type="float" office:value="0.125421" calcext:value-type="float">
            <text:p>0,125421</text:p>
          </table:table-cell>
          <table:table-cell office:value-type="float" office:value="0.374625" calcext:value-type="float">
            <text:p>0,374625</text:p>
          </table:table-cell>
          <table:table-cell office:value-type="float" office:value="0.374695" calcext:value-type="float">
            <text:p>0,374695</text:p>
          </table:table-cell>
          <table:table-cell office:value-type="float" office:value="0.125257" calcext:value-type="float">
            <text:p>0,125257</text:p>
          </table:table-cell>
          <table:table-cell table:style-name="ce1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4 бита</text:p>
          </table:table-cell>
          <table:table-cell office:value-type="float" office:value="0.062931" calcext:value-type="float">
            <text:p>0,062931</text:p>
          </table:table-cell>
          <table:table-cell office:value-type="float" office:value="0.249709" calcext:value-type="float">
            <text:p>0,249709</text:p>
          </table:table-cell>
          <table:table-cell office:value-type="float" office:value="0.374917" calcext:value-type="float">
            <text:p>0,374917</text:p>
          </table:table-cell>
          <table:table-cell office:value-type="float" office:value="0.249589" calcext:value-type="float">
            <text:p>0,249589</text:p>
          </table:table-cell>
          <table:table-cell office:value-type="float" office:value="0.062851" calcext:value-type="float">
            <text:p>0,062851</text:p>
          </table:table-cell>
          <table:table-cell table:number-columns-repeated="16378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Маскирование" table:style-name="ta1">
        <table:shapes>
          <draw:frame draw:z-index="0" draw:name="Punmask" draw:style-name="gr1" draw:text-style-name="P1" svg:width="31.405cm" svg:height="8.735cm" svg:x="13.222cm" svg:y="0.312cm">
            <draw:object draw:notify-on-update-of-ranges="Маскирование.A2:Маскирование.A257 Маскирование.B1:Маскирование.B1 Маскирование.B2:Маскирование.B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5" table:number-columns-repeated="16380" table:default-cell-style-name="ce14"/>
        <table:table-row table:style-name="ro1">
          <table:table-cell table:style-name="ce3" office:value-type="string" calcext:value-type="string">
            <text:p>N<text:span text:style-name="T3">s</text:span></text:p>
          </table:table-cell>
          <table:table-cell table:style-name="ce3" office:value-type="string" calcext:value-type="string">
            <text:p>P<text:span text:style-name="T3">unmask</text:span></text:p>
          </table:table-cell>
          <table:table-cell table:style-name="ce3" office:value-type="string" calcext:value-type="string">
            <text:p>P<text:span text:style-name="T3">mask</text:span></text:p>
          </table:table-cell>
          <table:table-cell table:style-name="ce3" office:value-type="string" calcext:value-type="string">
            <text:p>P<text:span text:style-name="T3">predominance</text:span></text:p>
          </table:table-cell>
          <table:table-cell table:number-columns-repeated="10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425836" calcext:value-type="float">
            <text:p>0,00425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59903" calcext:value-type="float">
            <text:p>0,00459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4287" calcext:value-type="float">
            <text:p>0,00442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5836" calcext:value-type="float">
            <text:p>0,004258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9683" calcext:value-type="float">
            <text:p>0,004497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office:value-type="float" office:value="0.02446" calcext:value-type="float">
            <text:p>0,02446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office:value-type="float" office:value="0.02446" calcext:value-type="float">
            <text:p>0,02446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08803" calcext:value-type="float">
            <text:p>0,004088</text:p>
          </table:table-cell>
          <table:table-cell table:style-name="Default">
            <draw:frame draw:z-index="1" draw:style-name="gr1" draw:text-style-name="P1" svg:width="31.525cm" svg:height="9.047cm" svg:x="2.23cm" svg:y="0.083cm">
              <draw:object draw:notify-on-update-of-ranges="Маскирование.A2:Маскирование.A257 Маскирование.C1:Маскирование.C1 Маскирование.C2:Маскирование.C25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76937" calcext:value-type="float">
            <text:p>0,00476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5309" calcext:value-type="float">
            <text:p>0,004531</text:p>
          </table:table-cell>
          <table:table-cell office:value-type="float" office:value="0.00330449" calcext:value-type="float">
            <text:p>0,00330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59903" calcext:value-type="float">
            <text:p>0,004599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9243" calcext:value-type="float">
            <text:p>0,004292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19023" calcext:value-type="float">
            <text:p>0,00419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39463" calcext:value-type="float">
            <text:p>0,00439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0449" calcext:value-type="float">
            <text:p>0,003304</text:p>
          </table:table-cell>
          <table:table-cell table:style-name="Default"/>
          <table:table-cell table:style-name="Default">
            <draw:frame draw:z-index="2" draw:style-name="gr1" draw:text-style-name="P1" svg:width="31.461cm" svg:height="9.048cm" svg:x="0.036cm" svg:y="0cm">
              <draw:object draw:notify-on-update-of-ranges="Маскирование.A2:Маскирование.A257 Маскирование.D1:Маскирование.D1 Маскирование.C2:Маскирование.C25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4287" calcext:value-type="float">
            <text:p>0,00442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office:value-type="float" office:value="0.0747087" calcext:value-type="float">
            <text:p>0,074709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office:value-type="float" office:value="0.00207808" calcext:value-type="float">
            <text:p>0,002078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office:value-type="float" office:value="0.000545071" calcext:value-type="float">
            <text:p>0,000545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25836" calcext:value-type="float">
            <text:p>0,00425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9243" calcext:value-type="float">
            <text:p>0,004292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3856" calcext:value-type="float">
            <text:p>0,00333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office:value-type="float" office:value="0.000102201" calcext:value-type="float">
            <text:p>0,000102</text:p>
          </table:table-cell>
          <table:table-cell table:number-columns-repeated="2"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466717" calcext:value-type="float">
            <text:p>0,00466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office:value-type="float" office:value="0.00817606" calcext:value-type="float">
            <text:p>0,008176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office:value-type="float" office:value="0.00160114" calcext:value-type="float">
            <text:p>0,001601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office:value-type="float" office:value="0.00562104" calcext:value-type="float">
            <text:p>0,005621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67923" calcext:value-type="float">
            <text:p>0,00367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27042" calcext:value-type="float">
            <text:p>0,003270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23636" calcext:value-type="float">
            <text:p>0,003236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0669" calcext:value-type="float">
            <text:p>0,003407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office:value-type="float" office:value="0.000953873" calcext:value-type="float">
            <text:p>0,000954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20229" calcext:value-type="float">
            <text:p>0,00320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439463" calcext:value-type="float">
            <text:p>0,00439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office:value-type="float" office:value="0.00044287" calcext:value-type="float">
            <text:p>0,000443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49683" calcext:value-type="float">
            <text:p>0,00449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office:value-type="float" office:value="0.000238468" calcext:value-type="float">
            <text:p>0,000238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23636" calcext:value-type="float">
            <text:p>0,003236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66717" calcext:value-type="float">
            <text:p>0,00466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office:value-type="float" office:value="0.000102201" calcext:value-type="float">
            <text:p>0,000102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67923" calcext:value-type="float">
            <text:p>0,00367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90563" calcext:value-type="float">
            <text:p>0,00490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9683" calcext:value-type="float">
            <text:p>0,004497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49683" calcext:value-type="float">
            <text:p>0,00449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306602" calcext:value-type="float">
            <text:p>0,00306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office:value-type="float" office:value="0.00044287" calcext:value-type="float">
            <text:p>0,000443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7262" calcext:value-type="float">
            <text:p>0,00337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13416" calcext:value-type="float">
            <text:p>0,003134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5836" calcext:value-type="float">
            <text:p>0,004258</text:p>
          </table:table-cell>
          <table:table-cell office:value-type="float" office:value="0.00337262" calcext:value-type="float">
            <text:p>0,00337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office:value-type="float" office:value="0.0190775" calcext:value-type="float">
            <text:p>0,019078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office:value-type="float" office:value="0.021905" calcext:value-type="float">
            <text:p>0,021905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office:value-type="float" office:value="0.024971" calcext:value-type="float">
            <text:p>0,024971</text:p>
          </table:table-cell>
          <table:table-cell office:value-type="float" office:value="0.00340669" calcext:value-type="float">
            <text:p>0,003407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office:value-type="float" office:value="0.0125707" calcext:value-type="float">
            <text:p>0,012571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office:value-type="float" office:value="0.000238468" calcext:value-type="float">
            <text:p>0,000238</text:p>
          </table:table-cell>
          <table:table-cell table:number-columns-repeated="2"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office:value-type="float" office:value="0.00507597" calcext:value-type="float">
            <text:p>0,005076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office:value-type="float" office:value="0.00126048" calcext:value-type="float">
            <text:p>0,00126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office:value-type="float" office:value="0.00555291" calcext:value-type="float">
            <text:p>0,005553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office:value-type="float" office:value="0.000511004" calcext:value-type="float">
            <text:p>0,000511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office:value-type="float" office:value="0.00834639" calcext:value-type="float">
            <text:p>0,008346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97377" calcext:value-type="float">
            <text:p>0,00497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office:value-type="float" office:value="0.00923213" calcext:value-type="float">
            <text:p>0,009232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office:value-type="float" office:value="0.000783539" calcext:value-type="float">
            <text:p>0,000784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419023" calcext:value-type="float">
            <text:p>0,00419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office:value-type="float" office:value="0.0102201" calcext:value-type="float">
            <text:p>0,01022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office:value-type="float" office:value="0.000817606" calcext:value-type="float">
            <text:p>0,000818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36056" calcext:value-type="float">
            <text:p>0,00436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office:value-type="float" office:value="0.00160114" calcext:value-type="float">
            <text:p>0,001601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office:value-type="float" office:value="0.00241875" calcext:value-type="float">
            <text:p>0,002419</text:p>
          </table:table-cell>
          <table:table-cell office:value-type="float" office:value="0.00436056" calcext:value-type="float">
            <text:p>0,004361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office:value-type="float" office:value="0.000374736" calcext:value-type="float">
            <text:p>0,000375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office:value-type="float" office:value="0.000953873" calcext:value-type="float">
            <text:p>0,000954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office:value-type="float" office:value="0.000374736" calcext:value-type="float">
            <text:p>0,000375</text:p>
          </table:table-cell>
          <table:table-cell office:value-type="float" office:value="0.00327042" calcext:value-type="float">
            <text:p>0,003270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office:value-type="float" office:value="0.00044287" calcext:value-type="float">
            <text:p>0,000443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office:value-type="float" office:value="0.000681338" calcext:value-type="float">
            <text:p>0,000681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office:value-type="float" office:value="0.00289569" calcext:value-type="float">
            <text:p>0,002896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439463" calcext:value-type="float">
            <text:p>0,00439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office:value-type="float" office:value="0.000953873" calcext:value-type="float">
            <text:p>0,000954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office:value-type="float" office:value="0.000408803" calcext:value-type="float">
            <text:p>0,000409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office:value-type="float" office:value="0.000783539" calcext:value-type="float">
            <text:p>0,000784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office:value-type="float" office:value="0.00170335" calcext:value-type="float">
            <text:p>0,001703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19023" calcext:value-type="float">
            <text:p>0,00419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office:value-type="float" office:value="0.00190775" calcext:value-type="float">
            <text:p>0,001908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office:value-type="float" office:value="0.00109014" calcext:value-type="float">
            <text:p>0,00109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office:value-type="float" office:value="0.000408803" calcext:value-type="float">
            <text:p>0,000409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office:value-type="float" office:value="0.00258908" calcext:value-type="float">
            <text:p>0,002589</text:p>
          </table:table-cell>
          <table:table-cell office:value-type="float" office:value="0.00436056" calcext:value-type="float">
            <text:p>0,004361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office:value-type="float" office:value="0.00115827" calcext:value-type="float">
            <text:p>0,001158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office:value-type="float" office:value="0.000238468" calcext:value-type="float">
            <text:p>0,000238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office:value-type="float" office:value="0.000272535" calcext:value-type="float">
            <text:p>0,000273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56497" calcext:value-type="float">
            <text:p>0,00456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office:value-type="float" office:value="0.000511004" calcext:value-type="float">
            <text:p>0,000511</text:p>
          </table:table-cell>
          <table:table-cell office:value-type="float" office:value="0.00323636" calcext:value-type="float">
            <text:p>0,003236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office:value-type="float" office:value="0.000204401" calcext:value-type="float">
            <text:p>0,000204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office:value-type="float" office:value="0.000170335" calcext:value-type="float">
            <text:p>0,00017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59903" calcext:value-type="float">
            <text:p>0,00459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office:value-type="float" office:value="0.00088574" calcext:value-type="float">
            <text:p>0,000886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office:value-type="float" office:value="0.0328064" calcext:value-type="float">
            <text:p>0,032806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5309" calcext:value-type="float">
            <text:p>0,00453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office:value-type="float" office:value="0.00667711" calcext:value-type="float">
            <text:p>0,006677</text:p>
          </table:table-cell>
          <table:table-cell office:value-type="float" office:value="0.00429243" calcext:value-type="float">
            <text:p>0,004292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office:value-type="float" office:value="0.0177148" calcext:value-type="float">
            <text:p>0,017715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office:value-type="float" office:value="0.00769912" calcext:value-type="float">
            <text:p>0,007699</text:p>
          </table:table-cell>
          <table:table-cell office:value-type="float" office:value="0.00459903" calcext:value-type="float">
            <text:p>0,004599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office:value-type="float" office:value="0.0140696" calcext:value-type="float">
            <text:p>0,01407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office:value-type="float" office:value="0.0350208" calcext:value-type="float">
            <text:p>0,035021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45309" calcext:value-type="float">
            <text:p>0,00453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office:value-type="float" office:value="0.00333856" calcext:value-type="float">
            <text:p>0,003339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office:value-type="float" office:value="0.00793759" calcext:value-type="float">
            <text:p>0,007938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office:value-type="float" office:value="0.0211215" calcext:value-type="float">
            <text:p>0,021122</text:p>
          </table:table-cell>
          <table:table-cell office:value-type="float" office:value="0.00344076" calcext:value-type="float">
            <text:p>0,003441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office:value-type="float" office:value="0.00691558" calcext:value-type="float">
            <text:p>0,006916</text:p>
          </table:table-cell>
          <table:table-cell office:value-type="float" office:value="0.0046331" calcext:value-type="float">
            <text:p>0,004633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office:value-type="float" office:value="0.0131839" calcext:value-type="float">
            <text:p>0,013184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office:value-type="float" office:value="0.0219391" calcext:value-type="float">
            <text:p>0,021939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office:value-type="float" office:value="0.0114465" calcext:value-type="float">
            <text:p>0,011447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office:value-type="float" office:value="0.0258568" calcext:value-type="float">
            <text:p>0,025857</text:p>
          </table:table-cell>
          <table:table-cell office:value-type="float" office:value="0.00439463" calcext:value-type="float">
            <text:p>0,004395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office:value-type="float" office:value="0.0404034" calcext:value-type="float">
            <text:p>0,040403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4287" calcext:value-type="float">
            <text:p>0,00442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office:value-type="float" office:value="0.0106289" calcext:value-type="float">
            <text:p>0,010629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office:value-type="float" office:value="0.000408803" calcext:value-type="float">
            <text:p>0,000409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33856" calcext:value-type="float">
            <text:p>0,00333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56497" calcext:value-type="float">
            <text:p>0,004565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4076" calcext:value-type="float">
            <text:p>0,003441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9463" calcext:value-type="float">
            <text:p>0,004395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0669" calcext:value-type="float">
            <text:p>0,003407</text:p>
          </table:table-cell>
          <table:table-cell office:value-type="float" office:value="0.00487157" calcext:value-type="float">
            <text:p>0,00487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office:value-type="float" office:value="0.299346" calcext:value-type="float">
            <text:p>0,299346</text:p>
          </table:table-cell>
          <table:table-cell office:value-type="float" office:value="0.00497377" calcext:value-type="float">
            <text:p>0,00497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office:value-type="float" office:value="0.127887" calcext:value-type="float">
            <text:p>0,127887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5616" calcext:value-type="float">
            <text:p>0,004156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30449" calcext:value-type="float">
            <text:p>0,00330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0449" calcext:value-type="float">
            <text:p>0,00330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9683" calcext:value-type="float">
            <text:p>0,004497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5836" calcext:value-type="float">
            <text:p>0,004258</text:p>
          </table:table-cell>
          <table:table-cell office:value-type="float" office:value="0.00337262" calcext:value-type="float">
            <text:p>0,00337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56497" calcext:value-type="float">
            <text:p>0,00456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67923" calcext:value-type="float">
            <text:p>0,00367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9397" calcext:value-type="float">
            <text:p>0,004940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36056" calcext:value-type="float">
            <text:p>0,00436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6056" calcext:value-type="float">
            <text:p>0,004361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table:style-name="ce15" table:formula="of:=SUM([.B2:.B257])" office:value-type="float" office:value="0.9999999214" calcext:value-type="float">
            <text:p>1,00</text:p>
          </table:table-cell>
          <table:table-cell table:style-name="ce15" table:formula="of:=SUM([.C2:.C257])" office:value-type="float" office:value="1.00000012" calcext:value-type="float">
            <text:p>1,00</text:p>
          </table:table-cell>
          <table:table-cell table:number-columns-repeated="11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SCII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</text:p>
          </table:table-cell>
          <table:table-cell table:number-columns-repeated="16364"/>
        </table:table-row>
        <table:table-row table:style-name="ro1" table:number-rows-repeated="256">
          <table:table-cell table:number-columns-repeated="15"/>
          <table:table-cell table:style-name="Default"/>
          <table:table-cell table:number-columns-repeated="16368"/>
        </table:table-row>
        <table:table-row table:style-name="ro1" table:number-rows-repeated="10480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6:08:06.23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2:32:23.910000000</meta:creation-date>
    <dc:date>2024-04-17T16:14:07.938000000</dc:date>
    <meta:editing-duration>PT2H26M6S</meta:editing-duration>
    <meta:editing-cycles>41</meta:editing-cycles>
    <meta:generator>LibreOffice/24.2.0.3$Windows_X86_64 LibreOffice_project/da48488a73ddd66ea24cf16bbc4f7b9c08e9bea1</meta:generator>
    <meta:document-statistic meta:table-count="3" meta:cell-count="1161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406cm" svg:height="8.736cm" xlink:href=".." xlink:type="simple" chart:class="chart:bar" chart:style-name="ch1">
        <chart:title svg:x="14.694cm" svg:y="0.31cm" chart:style-name="ch2">
          <text:p>Punmask</text:p>
        </chart:title>
        <chart:legend chart:legend-position="end" svg:x="29.222cm" svg:y="4.069cm" style:legend-expansion="high" chart:style-name="ch3"/>
        <chart:plot-area chart:style-name="ch4" table:cell-range-address="Маскирование.A1:Маскирование.B257" chart:data-source-has-labels="both" svg:x="0.628cm" svg:y="1.263cm" svg:width="27.966cm" svg:height="7.299cm">
          <chart:coordinate-region svg:x="2.308cm" svg:y="1.463cm" svg:width="26.286cm" svg:height="6.175cm"/>
          <chart:axis chart:dimension="x" chart:name="primary-x" chart:style-name="ch5" chartooo:axis-type="auto">
            <chartooo:date-scale/>
            <chart:categories table:cell-range-address="Маскирование.A2:Маскирование.A2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Маскирование.B2:Маскирование.B257" chart:label-cell-address="Маскирование.B1:Маскирование.B1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nmask</text:p>
                <draw:g>
                  <svg:desc>Маскирование.B1:Маскирование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Маскирование.A2:Маскирование.A257</svg:desc>
                </draw:g>
              </table:table-cell>
              <table:table-cell office:value-type="float" office:value="0">
                <text:p>0</text:p>
                <draw:g>
                  <svg:desc>Маскирование.B2:Маскирование.B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446">
                <text:p>0.024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2446">
                <text:p>0.024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747087">
                <text:p>0.07470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07808">
                <text:p>0.002078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545071">
                <text:p>0.0005450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102201">
                <text:p>0.0001022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817606">
                <text:p>0.008176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160114">
                <text:p>0.001601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562104">
                <text:p>0.005621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953873">
                <text:p>0.0009538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44287">
                <text:p>0.0004428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238468">
                <text:p>0.00023846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102201">
                <text:p>0.0001022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44287">
                <text:p>0.000442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190775">
                <text:p>0.019077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21905">
                <text:p>0.0219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4971">
                <text:p>0.02497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125707">
                <text:p>0.012570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238468">
                <text:p>0.00023846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507597">
                <text:p>0.0050759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126048">
                <text:p>0.0012604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555291">
                <text:p>0.0055529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511004">
                <text:p>0.00051100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834639">
                <text:p>0.008346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923213">
                <text:p>0.0092321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783539">
                <text:p>0.00078353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102201">
                <text:p>0.010220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817606">
                <text:p>0.00081760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160114">
                <text:p>0.0016011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241875">
                <text:p>0.0024187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374736">
                <text:p>0.00037473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953873">
                <text:p>0.00095387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374736">
                <text:p>0.0003747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44287">
                <text:p>0.0004428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681338">
                <text:p>0.00068133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289569">
                <text:p>0.002895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953873">
                <text:p>0.00095387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408803">
                <text:p>0.00040880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783539">
                <text:p>0.0007835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170335">
                <text:p>0.0017033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190775">
                <text:p>0.001907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109014">
                <text:p>0.001090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408803">
                <text:p>0.00040880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258908">
                <text:p>0.0025890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115827">
                <text:p>0.0011582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238468">
                <text:p>0.00023846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272535">
                <text:p>0.00027253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511004">
                <text:p>0.00051100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204401">
                <text:p>0.0002044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170335">
                <text:p>0.00017033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88574">
                <text:p>0.0008857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328064">
                <text:p>0.032806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667711">
                <text:p>0.0066771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177148">
                <text:p>0.017714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769912">
                <text:p>0.007699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140696">
                <text:p>0.014069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350208">
                <text:p>0.035020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33856">
                <text:p>0.0033385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793759">
                <text:p>0.0079375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211215">
                <text:p>0.021121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691558">
                <text:p>0.0069155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131839">
                <text:p>0.013183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219391">
                <text:p>0.021939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114465">
                <text:p>0.011446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258568">
                <text:p>0.025856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404034">
                <text:p>0.040403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106289">
                <text:p>0.010628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408803">
                <text:p>0.00040880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299346">
                <text:p>0.29934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127887">
                <text:p>0.12788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26cm" svg:height="9.048cm" xlink:href=".." xlink:type="simple" chart:class="chart:bar" chart:style-name="ch1">
        <chart:title svg:x="15.005cm" svg:y="0.316cm" chart:style-name="ch2">
          <text:p>Pmask</text:p>
        </chart:title>
        <chart:legend chart:legend-position="end" svg:x="29.739cm" svg:y="4.225cm" style:legend-expansion="high" chart:style-name="ch3"/>
        <chart:plot-area chart:style-name="ch4" table:cell-range-address="Маскирование.A2:Маскирование.A257 Маскирование.C1:Маскирование.C257" chart:data-source-has-labels="both" svg:x="0.63cm" svg:y="1.275cm" svg:width="28.479cm" svg:height="7.593cm">
          <chart:coordinate-region svg:x="2.31cm" svg:y="1.475cm" svg:width="26.799cm" svg:height="6.469cm"/>
          <chart:axis chart:dimension="x" chart:name="primary-x" chart:style-name="ch5" chartooo:axis-type="auto">
            <chartooo:date-scale/>
            <chart:categories table:cell-range-address="Маскирование.A2:Маскирование.A2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Маскирование.C2:Маскирование.C257" chart:label-cell-address="Маскирование.C1:Маскирование.C1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ask</text:p>
                <draw:g>
                  <svg:desc>Маскирование.C1:Маскирование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Маскирование.A2:Маскирование.A257</svg:desc>
                </draw:g>
              </table:table-cell>
              <table:table-cell office:value-type="float" office:value="0.0040199">
                <text:p>0.0040199</text:p>
                <draw:g>
                  <svg:desc>Маскирование.C2:Маскирование.C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5309">
                <text:p>0.00453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13416">
                <text:p>0.0031341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46331">
                <text:p>0.004633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456497">
                <text:p>0.0045649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497377">
                <text:p>0.0049737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415616">
                <text:p>0.004156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49397">
                <text:p>0.004939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371329">
                <text:p>0.00371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462cm" svg:height="9.049cm" xlink:href=".." xlink:type="simple" chart:class="chart:bar" chart:style-name="ch1">
        <chart:title svg:x="14.073cm" svg:y="0.316cm" chart:style-name="ch2">
          <text:p>Ppredominance</text:p>
        </chart:title>
        <chart:legend chart:legend-position="end" svg:x="28.299cm" svg:y="4.225cm" style:legend-expansion="high" chart:style-name="ch3"/>
        <chart:plot-area chart:style-name="ch4" table:cell-range-address="Маскирование.A2:Маскирование.A257 Маскирование.D1:Маскирование.D1 Маскирование.C2:Маскирование.C257" chart:data-source-has-labels="both" svg:x="0.629cm" svg:y="1.275cm" svg:width="27.041cm" svg:height="7.594cm">
          <chart:coordinate-region svg:x="2.309cm" svg:y="1.474cm" svg:width="25.361cm" svg:height="6.471cm"/>
          <chart:axis chart:dimension="x" chart:name="primary-x" chart:style-name="ch5" chartooo:axis-type="auto">
            <chartooo:date-scale/>
            <chart:categories table:cell-range-address="Маскирование.A2:Маскирование.A2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Маскирование.C2:Маскирование.C257" chart:label-cell-address="Маскирование.D1:Маскирование.D1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predominance</text:p>
                <draw:g>
                  <svg:desc>Маскирование.D1:Маскирование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Маскирование.A2:Маскирование.A257</svg:desc>
                </draw:g>
              </table:table-cell>
              <table:table-cell office:value-type="float" office:value="0.0040199">
                <text:p>0.0040199</text:p>
                <draw:g>
                  <svg:desc>Маскирование.C2:Маскирование.C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5309">
                <text:p>0.00453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13416">
                <text:p>0.0031341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46331">
                <text:p>0.004633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456497">
                <text:p>0.0045649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497377">
                <text:p>0.0049737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415616">
                <text:p>0.004156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49397">
                <text:p>0.004939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371329">
                <text:p>0.003713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